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size="10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style:style style:name="T4" style:family="text">
      <style:text-properties fo:font-size="14pt" fo:background-color="#ffff00" loext:char-shading-value="0" style:font-size-asian="14pt" style:font-size-complex="14pt"/>
    </style:style>
    <style:style style:name="T5" style:family="text">
      <style:text-properties fo:font-size="14pt" fo:background-color="#ff3333" loext:char-shading-value="0" style:font-size-asian="14pt" style:font-size-complex="14pt"/>
    </style:style>
    <style:style style:name="T6" style:family="text">
      <style:text-properties fo:font-size="14pt" fo:background-color="#00ff66" loext:char-shading-value="0" style:font-size-asian="14pt" style:font-size-complex="14pt"/>
    </style:style>
    <style:style style:name="T7" style:family="text">
      <style:text-properties fo:font-size="14pt" fo:background-color="#ff0000" loext:char-shading-value="0" style:font-size-asian="14pt" style:font-size-complex="14pt"/>
    </style:style>
    <style:style style:name="T8" style:family="text">
      <style:text-properties fo:font-size="14pt" fo:background-color="#cc3300" loext:char-shading-value="0" style:font-size-asian="14pt" style:font-size-complex="14pt"/>
    </style:style>
    <style:style style:name="T9" style:family="text">
      <style:text-properties fo:font-size="14pt" fo:background-color="#ffff66" loext:char-shading-value="0" style:font-size-asian="14pt" style:font-size-complex="14pt"/>
    </style:style>
    <style:style style:name="T10" style:family="text">
      <style:text-properties fo:font-size="14pt" fo:background-color="#ffff99" loext:char-shading-value="0" style:font-size-asian="14pt" style:font-size-complex="14pt"/>
    </style:style>
    <style:style style:name="T11" style:family="text">
      <style:text-properties fo:font-size="14pt" fo:background-color="#00cc33" loext:char-shading-value="0" style:font-size-asian="14pt" style:font-size-complex="14pt"/>
    </style:style>
    <style:style style:name="T12" style:family="text">
      <style:text-properties fo:font-size="14pt" fo:background-color="#cc0000" loext:char-shading-value="0" style:font-size-asian="14pt" style:font-size-complex="14pt"/>
    </style:style>
    <style:style style:name="T13" style:family="text">
      <style:text-properties fo:font-size="14pt" fo:background-color="#801900" loext:char-shading-value="0" style:font-size-asian="14pt" style:font-size-complex="14pt"/>
    </style:style>
    <style:style style:name="T14" style:family="text">
      <style:text-properties fo:font-size="14pt" fo:background-color="#007826" loext:char-shading-value="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18:15:54] Visions team: We have some queries:-<text:line-break/></text:span><text:span text:style-name="T4">1. What data will the data in 'positioning' dropdown in 'Ad Positions' form?<text:line-break/>2. What will be the maximum limit for 'targeting and page types' fields in 'Configuration form'?</text:span><text:span text:style-name="T3"><text:line-break/>[18:18:47] Alex Post (Aman):</text:span><text:span text:style-name="T6"> 1. Append, Prepend, After, Before, Replace<text:line-break/>[18:19:48] Alex Post (Aman): 2. 50</text:span><text:span text:style-name="T3"><text:line-break/>[18:23:24] Visions team: </text:span><text:span text:style-name="T4">1. Do we require 'targeting' field in 'Ad Positions' form as they are already being saved in 'Configuration' form.<text:line-break/>2. What does the 'Impressions' and 'Notices' will be saved that are in the listing of 'Publishers' and 'Ad Positions'?<text:line-break/>3. What will be the status of 'Ad Positions' as you have given 'Live, Suspended and Paused' status in the document and have specified 'Active, Paused and Inactive' in the database document.</text:span><text:span text:style-name="T3"><text:line-break/>[18:26:22] Alex Post (Aman): </text:span><text:span text:style-name="T6">1. Targetting is not required<text:line-break/>2</text:span><text:span text:style-name="T8">. You can leave them static as they are right now. They won't be coming from the Database eventually.</text:span><text:span text:style-name="T6"><text:line-break/>3. This is a design error from my end... instead of an active checkbox I think it should be dropdown with Live, suspended and paused.</text:span><text:span text:style-name="T3"><text:line-break/>[18:26:53] Alex Post (Aman): I can update the wireframes if neccesary<text:line-break/>[18:28:15] Visions team: </text:span><text:span text:style-name="T4">1. Can you please provide the logo so that we can implement it.<text:line-break/>2. Do you want the data to be hard delete or soft delete?<text:line-break/>3. Do you want a text editor in 'Custom' form?<text:line-break/>4. What will be the default sizes for 'Mobile, Tablet and Desktop'?</text:span><text:span text:style-name="T3"><text:line-break/>[18:29:41] Alex Post (Aman): </text:span><text:span text:style-name="T11">2. Soft<text:line-break/>3. </text:span><text:a xlink:type="simple" xlink:href="https://ace.c9.io/#nav=about"><text:span text:style-name="T11">https://ace.c9.io/#nav=about</text:span></text:a><text:span text:style-name="T11"> &lt;&lt; This editor specificly<text:line-break/>4. You can put "default" as the default value.<text:line-break/>[18:30:42] Visions team: We can show 'default' text in the field and make it readonly but what values we will save in the database?<text:line-break/>[18:30:59] Visions team: Do you want to set 'default' text only?<text:line-break/>[18:31:24] Alex Post (Aman): Yes, please set 'default' text only.</text:span><text:span text:style-name="T3"><text:line-break/>[18:37:39] Visions team: Just a moment, we are checking the docs<text:line-break/>[18:41:42] Visions team: 1. </text:span><text:span text:style-name="T13">From where will the status of publisher be changed?<text:line-break/>2. What filter criteria you want in the 'filters' dropdown on 'publishers' page?<text:line-break/>[18:42:50] Alex Post (Aman): 1. Configuration. I guess we need to add a dropdown for status over there as well, my bad.<text:line-break/>[18:44:10] Alex Post (Aman): 2. status<text:line-break/>[18:44:43] Visions team: just the status?<text:line-break/>[18:46:25] Alex Post (Aman): Hmm... can we turn it into a input field instead of dropbox and have it filter the domains?<text:line-break/>[18:46:50] Visions team: sure we </text:span><text:span text:style-name="T3">will implement that<text:line-break/>[18:46:56] Visions team: one more question<text:line-break/>[18:47:01] Visions team: </text:span><text:span text:style-name="T14">Do you want a separate field named 'date_created' as we are </text:span><text:soft-page-break/><text:span text:style-name="T14">already saving 'created_at' field in the table?<text:line-break/>[18:47:50] Alex Post (Aman): No that's necessary.. naming convention for this specific piece of data is not important for me.<text:line-break/>[18:48:49] Visions team: I mean currently there are two fields in the table, 'date_created' which is saving just the date and another named 'created_at' which is saving the date as well as the time<text:line-break/>[18:49:13 | Edited 18:49:27] Visions team: so we can just keep the 'created_at' field and fetch the date from that when required<text:line-break/>[18:49:42] Alex Post (Aman): I think created_at does the job, we can leave date_create out.<text:line-break/>[18:49:53] Visions team: okay<text:line-break/>[18:50:08] Alex Post (Aman): it would be redundant data right?<text:line-break/>[18:50:13] Visions team: yes</text:span><text:span text:style-name="T3"><text:line-break/>[18:50:22] Alex Post (Aman): </text:span><text:span text:style-name="T14">Let's not do that, thanks for noticing ;)<text:line-break/>[18:50:46] Visions team: Okay Alex, we are leaving for the day now.</text:span><text:span text:style-name="T3"><text:line-break/>[18:51:03] Visions team: Will get back to you tomorrow.<text:line-break/>[18:51:14] Alex Post (Aman): Cool, thanks for the hard work today. Let's discuss GIT tomorrow as well, I'd like to have a look.<text:line-break/>[18:51:51] Visions team: sure we will commit the code tomorrow morning<text:line-break/>[18:52:03] Alex Post (Aman): Great, thank you!<text:line-break/>[18:52:11] Alex Post (Aman): Have nice evening!<text:line-break/>[18:52:21] Visions team: Okay, thanks for your time. You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09:51:14.223286964</meta:creation-date>
    <dc:date>2016-12-01T10:36:11.349277866</dc:date>
    <meta:editing-duration>PT29M47S</meta:editing-duration>
    <meta:editing-cycles>1</meta:editing-cycles>
    <meta:document-statistic meta:table-count="0" meta:image-count="0" meta:object-count="0" meta:page-count="2" meta:paragraph-count="1" meta:word-count="635" meta:character-count="3805" meta:non-whitespace-character-count="3171"/>
    <meta:generator>LibreOffice/4.2.8.2$Linux_X86_64 LibreOffice_project/420m0$Build-2</meta:generator>
  </office:meta>
</office:document-meta>
</file>